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PageSetupCodeElement.PSPageSetupCode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ageSetupCode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PageSetupCodeElement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